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标准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0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Consolas2" fo:font-size="12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nsolas2" fo:font-size="12pt" style:font-size-asian="18pt" style:font-size-complex="18pt"/>
    </style:style>
    <style:style style:name="P6" style:family="paragraph">
      <style:text-properties fo:font-size="10pt" style:font-size-asian="18pt" style:font-size-complex="18pt"/>
    </style:style>
    <style:style style:name="T1" style:family="text">
      <style:text-properties style:font-name="Consolas2"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1cm" svg:height="1cm" svg:x="6.2cm" svg:y="15.12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8.2cm" svg:y="15.12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1cm" svg:x="10.2cm" svg:y="15.12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12.2cm" svg:y="15.12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1cm" svg:x="14.2cm" svg:y="15.12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16.2cm" svg:y="15.1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18.2cm" svg:y="15.12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20.2cm" svg:y="15.12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22.2cm" svg:y="15.12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cm" svg:height="1cm" svg:x="7.2cm" svg:y="13.1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8.2cm" svg:y="11.12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13.2cm" svg:y="11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cm" svg:y1="15.129cm" svg:x2="7.346cm" svg:y2="13.983cm" draw:start-shape="id1" draw:start-glue-point="0" draw:end-shape="id2" draw:end-glue-point="7" svg:d="M6700 15129l646-1146" svg:viewBox="0 0 647 1147">
          <text:p/>
        </draw:connector>
        <draw:connector draw:style-name="gr3" draw:text-style-name="P1" draw:layer="layout" draw:type="line" svg:x1="8.7cm" svg:y1="15.129cm" svg:x2="8.054cm" svg:y2="13.983cm" draw:start-shape="id3" draw:start-glue-point="0" draw:end-shape="id2" draw:end-glue-point="9" svg:d="M8700 15129l-646-1146" svg:viewBox="0 0 647 1147">
          <text:p/>
        </draw:connector>
        <draw:connector draw:style-name="gr3" draw:text-style-name="P1" draw:layer="layout" draw:type="line" svg:x1="7.7cm" svg:y1="13.129cm" svg:x2="8.346cm" svg:y2="11.983cm" draw:start-shape="id2" draw:start-glue-point="4" draw:end-shape="id4" draw:end-glue-point="7" svg:d="M7700 13129l646-1146" svg:viewBox="0 0 647 1147">
          <text:p/>
        </draw:connector>
        <draw:connector draw:style-name="gr3" draw:text-style-name="P1" draw:layer="layout" draw:type="line" svg:x1="10.7cm" svg:y1="15.129cm" svg:x2="9.054cm" svg:y2="11.983cm" draw:start-shape="id5" draw:start-glue-point="0" draw:end-shape="id4" draw:end-glue-point="9" svg:d="M10700 15129l-1646-3146" svg:viewBox="0 0 1647 3147">
          <text:p/>
        </draw:connector>
        <draw:custom-shape draw:style-name="gr2" draw:text-style-name="P1" xml:id="id10" draw:id="id10" draw:layer="layout" svg:width="1cm" svg:height="1cm" svg:x="17.2cm" svg:y="11.12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cm" svg:height="1cm" svg:x="21.2cm" svg:y="11.12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7cm" svg:y1="15.129cm" svg:x2="13.346cm" svg:y2="11.983cm" draw:start-shape="id6" draw:start-glue-point="0" draw:end-shape="id7" draw:end-glue-point="7" svg:d="M12700 15129l646-3146" svg:viewBox="0 0 647 3147">
          <text:p/>
        </draw:connector>
        <draw:connector draw:style-name="gr3" draw:text-style-name="P1" draw:layer="layout" draw:type="line" svg:x1="14.7cm" svg:y1="15.129cm" svg:x2="14.054cm" svg:y2="11.983cm" draw:start-shape="id8" draw:start-glue-point="0" draw:end-shape="id7" draw:end-glue-point="9" svg:d="M14700 15129l-646-3146" svg:viewBox="0 0 647 3147">
          <text:p/>
        </draw:connector>
        <draw:connector draw:style-name="gr3" draw:text-style-name="P1" draw:layer="layout" draw:type="line" svg:x1="16.7cm" svg:y1="15.129cm" svg:x2="17.346cm" svg:y2="11.983cm" draw:start-shape="id9" draw:start-glue-point="0" draw:end-shape="id10" draw:end-glue-point="7" svg:d="M16700 15129l646-3146" svg:viewBox="0 0 647 3147">
          <text:p/>
        </draw:connector>
        <draw:connector draw:style-name="gr3" draw:text-style-name="P1" draw:layer="layout" draw:type="line" svg:x1="18.7cm" svg:y1="15.129cm" svg:x2="18.054cm" svg:y2="11.983cm" draw:start-shape="id11" draw:start-glue-point="0" draw:end-shape="id10" draw:end-glue-point="9" svg:d="M18700 15129l-646-3146" svg:viewBox="0 0 647 3147">
          <text:p/>
        </draw:connector>
        <draw:connector draw:style-name="gr3" draw:text-style-name="P1" draw:layer="layout" draw:type="line" svg:x1="20.7cm" svg:y1="15.129cm" svg:x2="21.346cm" svg:y2="11.983cm" draw:start-shape="id12" draw:start-glue-point="0" draw:end-shape="id13" draw:end-glue-point="7" svg:d="M20700 15129l646-3146" svg:viewBox="0 0 647 3147">
          <text:p/>
        </draw:connector>
        <draw:connector draw:style-name="gr3" draw:text-style-name="P1" draw:layer="layout" draw:type="line" svg:x1="22.7cm" svg:y1="15.129cm" svg:x2="22.054cm" svg:y2="11.983cm" draw:start-shape="id14" draw:start-glue-point="0" draw:end-shape="id13" draw:end-glue-point="9" svg:d="M22700 15129l-646-3146" svg:viewBox="0 0 647 3147">
          <text:p/>
        </draw:connector>
        <draw:custom-shape draw:style-name="gr2" draw:text-style-name="P1" xml:id="id16" draw:id="id16" draw:layer="layout" svg:width="1cm" svg:height="1cm" svg:x="19.2cm" svg:y="9.12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cm" svg:height="1cm" svg:x="11.2cm" svg:y="9.1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1cm" svg:height="1cm" svg:x="15.2cm" svg:y="7.12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7cm" svg:y1="11.129cm" svg:x2="11.346cm" svg:y2="9.984cm" draw:start-shape="id4" draw:start-glue-point="4" draw:end-shape="id15" draw:end-glue-point="7" svg:d="M8700 11129l2646-1145" svg:viewBox="0 0 2647 1146">
          <text:p/>
        </draw:connector>
        <draw:connector draw:style-name="gr3" draw:text-style-name="P1" draw:layer="layout" draw:type="line" svg:x1="13.7cm" svg:y1="11.129cm" svg:x2="12.054cm" svg:y2="9.984cm" draw:start-shape="id7" draw:start-glue-point="4" draw:end-shape="id15" draw:end-glue-point="9" svg:d="M13700 11129l-1646-1145" svg:viewBox="0 0 1647 1146">
          <text:p/>
        </draw:connector>
        <draw:connector draw:style-name="gr3" draw:text-style-name="P1" draw:layer="layout" draw:type="line" svg:x1="17.7cm" svg:y1="11.129cm" svg:x2="19.346cm" svg:y2="9.983cm" draw:start-shape="id10" draw:start-glue-point="4" draw:end-shape="id16" draw:end-glue-point="7" svg:d="M17700 11129l1646-1146" svg:viewBox="0 0 1647 1147">
          <text:p/>
        </draw:connector>
        <draw:connector draw:style-name="gr3" draw:text-style-name="P1" draw:layer="layout" draw:type="line" svg:x1="21.7cm" svg:y1="11.129cm" svg:x2="20.054cm" svg:y2="9.983cm" draw:start-shape="id13" draw:start-glue-point="4" draw:end-shape="id16" draw:end-glue-point="9" svg:d="M21700 11129l-1646-1146" svg:viewBox="0 0 1647 1147">
          <text:p/>
        </draw:connector>
        <draw:connector draw:style-name="gr3" draw:text-style-name="P1" draw:layer="layout" draw:type="line" svg:x1="11.7cm" svg:y1="9.13cm" svg:x2="15.346cm" svg:y2="7.983cm" draw:start-shape="id15" draw:start-glue-point="4" draw:end-shape="id17" draw:end-glue-point="7" svg:d="M11700 9130l3646-1147" svg:viewBox="0 0 3647 1148">
          <text:p/>
        </draw:connector>
        <draw:connector draw:style-name="gr3" draw:text-style-name="P1" draw:layer="layout" draw:type="line" svg:x1="19.7cm" svg:y1="9.129cm" svg:x2="16.054cm" svg:y2="7.983cm" draw:start-shape="id16" draw:start-glue-point="4" draw:end-shape="id17" draw:end-glue-point="9" svg:d="M19700 9129l-3646-1146" svg:viewBox="0 0 3647 1147">
          <text:p/>
        </draw:connector>
        <draw:frame draw:style-name="gr4" draw:text-style-name="P3" draw:layer="layout" svg:width="3.65cm" svg:height="1.241cm" svg:x="23.6cm" svg:y="7.206cm">
          <draw:text-box>
            <text:p text:style-name="P2"><text:span text:style-name="T1">left hand:</text:span></text:p>
            <text:p text:style-name="P2"><text:span text:style-name="T1">right hand:</text:span></text:p>
          </draw:text-box>
        </draw:frame>
        <draw:frame draw:style-name="gr4" draw:text-style-name="P5" draw:layer="layout" svg:width="1.995cm" svg:height="1.241cm" svg:x="26.655cm" svg:y="7.206cm">
          <draw:text-box>
            <text:p text:style-name="P4"><text:span text:style-name="T1">2n+1</text:span></text:p>
            <text:p text:style-name="P4"><text:span text:style-name="T1">2n+2</text:span></text:p>
          </draw:text-box>
        </draw:frame>
        <draw:frame draw:style-name="gr5" draw:text-style-name="P3" draw:layer="layout" svg:width="3.529cm" svg:height="1.241cm" svg:x="23.321cm" svg:y="9.879cm">
          <draw:text-box>
            <text:p text:style-name="P2"><text:span text:style-name="T1">CANDIDATE_CNT</text:span></text:p>
            <text:p text:style-name="P2"><text:span text:style-name="T1">NODE_CNT</text:span></text:p>
          </draw:text-box>
        </draw:frame>
        <draw:frame draw:style-name="gr6" draw:text-style-name="P5" draw:layer="layout" svg:width="5.344cm" svg:height="3.221cm" svg:x="26.656cm" svg:y="9.879cm">
          <draw:text-box>
            <text:p text:style-name="P4"><text:span text:style-name="T1">= 9</text:span></text:p>
            <text:p text:style-name="P4"><text:span text:style-name="T1">= CANDIDATE_CNT-1</text:span></text:p>
            <text:p text:style-name="P4"><text:span text:style-name="T1">= 8</text:span></text:p>
          </draw:text-box>
        </draw:frame>
        <draw:frame draw:style-name="gr4" draw:text-style-name="P5" draw:layer="layout" svg:width="1.995cm" svg:height="1.241cm" svg:x="26.656cm" svg:y="7.207cm">
          <draw:text-box>
            <text:p text:style-name="P4"><text:span text:style-name="T1">2n+1</text:span></text:p>
            <text:p text:style-name="P4"><text:span text:style-name="T1">2n+2</text:span></text:p>
          </draw:text-box>
        </draw:frame>
        <draw:frame draw:style-name="gr7" draw:text-style-name="P6" draw:layer="layout" svg:width="1.78cm" svg:height="0.645cm" svg:x="9.8cm" svg:y="16.234cm">
          <draw:text-box>
            <text:p><text:span text:style-name="T2">2x3+2-8</text:span></text:p>
          </draw:text-box>
        </draw:frame>
        <draw:frame draw:style-name="gr7" draw:text-style-name="P6" draw:layer="layout" svg:width="1.78cm" svg:height="0.645cm" svg:x="7.8cm" svg:y="16.235cm">
          <draw:text-box>
            <text:p><text:span text:style-name="T2">2x7+2-8</text:span></text:p>
          </draw:text-box>
        </draw:frame>
        <draw:frame draw:style-name="gr7" draw:text-style-name="P6" draw:layer="layout" svg:width="1.78cm" svg:height="0.645cm" svg:x="5.7cm" svg:y="16.236cm">
          <draw:text-box>
            <text:p><text:span text:style-name="T2">2x7+1-8</text:span></text:p>
          </draw:text-box>
        </draw:frame>
        <draw:frame draw:style-name="gr7" draw:text-style-name="P6" draw:layer="layout" svg:width="1.78cm" svg:height="0.645cm" svg:x="11.8cm" svg:y="16.235cm">
          <draw:text-box>
            <text:p><text:span text:style-name="T2">2x4+1-8</text:span></text:p>
          </draw:text-box>
        </draw:frame>
        <draw:frame draw:style-name="gr7" draw:text-style-name="P6" draw:layer="layout" svg:width="1.78cm" svg:height="0.645cm" svg:x="13.77cm" svg:y="16.236cm">
          <draw:text-box>
            <text:p><text:span text:style-name="T2">2x4+2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标准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0:58:05.048000000</meta:creation-date>
    <dc:date>2015-04-17T11:22:25.275000000</dc:date>
    <meta:editing-duration>PT28M25S</meta:editing-duration>
    <meta:editing-cycles>11</meta:editing-cycles>
    <meta:generator>LibreOffice/4.3.3.2$Windows_x86 LibreOffice_project/9bb7eadab57b6755b1265afa86e04bf45fbfc644</meta:generator>
    <meta:document-statistic meta:object-count="43"/>
  </office:meta>
</office:document-meta>
</file>